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ue_20_Triple_20_90_20_Degrees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cm" svg:height="5.6cm" svg:x="7.8cm" svg:y="17.4cm">
          <text:p text:style-name="P1">Master N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4.2cm" svg:height="4.1cm" svg:x="2.4cm" svg:y="15cm">
          <text:p text:style-name="P1">Worker N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4.2cm" svg:height="4.1cm" svg:x="2.8cm" svg:y="21.5cm">
          <text:p text:style-name="P1">Worker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2cm" svg:height="4.1cm" svg:x="14.9cm" svg:y="21.1cm">
          <text:p text:style-name="P1">Worker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2cm" svg:height="4.1cm" svg:x="14.6cm" svg:y="14.8cm">
          <text:p text:style-name="P1">Worker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cm" svg:height="4.1cm" svg:x="8.6cm" svg:y="24.6cm">
          <text:p text:style-name="P1">Worker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7.8cm" svg:height="4cm" svg:x="6.8cm" svg:y="9.3cm">
          <text:p text:style-name="P1">Client Server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cm" svg:height="2.2cm" svg:x="7.8cm" svg:y="2.5cm">
          <text:p text:style-name="P1">Client Brows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1" draw:layer="layout" svg:width="5.4cm" svg:height="2.2cm" svg:x="7.8cm" svg:y="4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0.6cm" svg:y1="6.8cm" svg:x2="10.6cm" svg:y2="9.4cm">
          <text:p/>
        </draw:line>
        <draw:connector draw:style-name="gr5" draw:text-style-name="P1" draw:layer="layout" draw:type="line" svg:x1="10.7cm" svg:y1="23cm" svg:x2="10.7cm" svg:y2="24.6cm" draw:start-shape="id1" draw:start-glue-point="6" draw:end-shape="id2" draw:end-glue-point="4" svg:d="m10700 23000v1600" svg:viewBox="0 0 1 1601">
          <text:p/>
        </draw:connector>
        <draw:connector draw:style-name="gr5" draw:text-style-name="P1" draw:layer="layout" draw:type="line" svg:x1="6.385cm" svg:y1="22.1cm" svg:x2="7.8cm" svg:y2="20.2cm" draw:start-shape="id3" draw:start-glue-point="11" draw:end-shape="id1" draw:end-glue-point="5" svg:d="m6385 22100 1415-1900" svg:viewBox="0 0 1416 1901">
          <text:p/>
        </draw:connector>
        <draw:connector draw:style-name="gr5" draw:text-style-name="P1" draw:layer="layout" draw:type="line" svg:x1="10.7cm" svg:y1="13.3cm" svg:x2="10.7cm" svg:y2="17.4cm" draw:start-shape="id4" draw:start-glue-point="7" draw:end-shape="id1" draw:end-glue-point="4" svg:d="m10700 13300v4100" svg:viewBox="0 0 1 4101">
          <text:p/>
        </draw:connector>
        <draw:connector draw:style-name="gr5" draw:text-style-name="P1" draw:layer="layout" draw:type="line" svg:x1="14.6cm" svg:y1="13.3cm" svg:x2="16.7cm" svg:y2="14.8cm" draw:start-shape="id4" draw:start-glue-point="8" draw:end-shape="id5" draw:end-glue-point="4" svg:d="m14600 13300 2100 1500" svg:viewBox="0 0 2101 1501">
          <text:p/>
        </draw:connector>
        <draw:connector draw:style-name="gr5" draw:text-style-name="P1" draw:layer="layout" draw:type="line" svg:x1="6.8cm" svg:y1="13.3cm" svg:x2="4.5cm" svg:y2="15cm" draw:start-shape="id4" draw:start-glue-point="6" draw:end-shape="id6" draw:end-glue-point="4" svg:d="m6800 13300-2300 1700" svg:viewBox="0 0 2301 1701">
          <text:p/>
        </draw:connector>
        <draw:connector draw:style-name="gr5" draw:text-style-name="P1" draw:layer="layout" draw:type="line" svg:x1="13.6cm" svg:y1="20.2cm" svg:x2="15.515cm" svg:y2="21.7cm" draw:start-shape="id1" draw:start-glue-point="7" draw:end-shape="id7" draw:end-glue-point="5" svg:d="m13600 20200 1915 1500" svg:viewBox="0 0 1916 1501">
          <text:p/>
        </draw:connector>
        <draw:connector draw:style-name="gr5" draw:text-style-name="P1" draw:layer="layout" draw:type="line" svg:x1="5.985cm" svg:y1="18.5cm" svg:x2="7.8cm" svg:y2="20.2cm" draw:start-shape="id6" draw:start-glue-point="9" draw:end-shape="id1" draw:end-glue-point="5" svg:d="m5985 18500 1815 1700" svg:viewBox="0 0 1816 1701">
          <text:p/>
        </draw:connector>
        <draw:connector draw:style-name="gr5" draw:text-style-name="P1" draw:layer="layout" draw:type="line" svg:x1="15.215cm" svg:y1="18.3cm" svg:x2="13.6cm" svg:y2="20.2cm" draw:start-shape="id5" draw:start-glue-point="7" draw:end-shape="id1" draw:end-glue-point="7" svg:d="m15215 18300-1615 1900" svg:viewBox="0 0 1616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9-22T17:04:15</meta:creation-date>
    <dc:date>2013-09-22T17:23:12</dc:date>
    <dc:creator>Aman Mangal</dc:creator>
    <meta:editing-duration>PT7M40S</meta:editing-duration>
    <meta:editing-cycles>6</meta:editing-cycles>
    <meta:generator>LibreOffice/4.0.2.2$Linux_x86 LibreOffice_project/400m0$Build-2</meta:generator>
    <meta:document-statistic meta:object-count="18"/>
  </office:meta>
</office:document-meta>
</file>